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d344" officeooo:paragraph-rsid="0018d344"/>
    </style:style>
    <style:style style:name="P2" style:family="paragraph" style:parent-style-name="Standard">
      <style:paragraph-properties style:line-height-at-least="0.1583in"/>
      <style:text-properties fo:color="#d4d4d4" fo:background-color="#1e1e1e"/>
    </style:style>
    <style:style style:name="P3" style:family="paragraph" style:parent-style-name="Standard">
      <style:text-properties fo:color="#d4d4d4" officeooo:paragraph-rsid="0018d344" fo:background-color="#1e1e1e"/>
    </style:style>
    <style:style style:name="P4" style:family="paragraph" style:parent-style-name="Standard">
      <style:text-properties fo:color="#d4d4d4" officeooo:rsid="001c6486" officeooo:paragraph-rsid="001c6486" fo:background-color="#1e1e1e"/>
    </style:style>
    <style:style style:name="P5" style:family="paragraph" style:parent-style-name="Standard">
      <style:text-properties fo:color="#d4d4d4" officeooo:rsid="001e512f" officeooo:paragraph-rsid="001e512f" fo:background-color="#1e1e1e"/>
    </style:style>
    <style:style style:name="P6" style:family="paragraph" style:parent-style-name="Standard">
      <style:text-properties fo:color="#d4d4d4" style:font-name="Consolas" fo:font-size="8.39999961853027pt" fo:font-weight="normal" officeooo:rsid="001c6486" officeooo:paragraph-rsid="001c6486" fo:background-color="#1e1e1e"/>
    </style:style>
    <style:style style:name="P7" style:family="paragraph" style:parent-style-name="Standard">
      <style:text-properties fo:color="#d4d4d4" style:font-name="Consolas" fo:font-size="8.39999961853027pt" fo:font-weight="normal" officeooo:rsid="001e512f" officeooo:paragraph-rsid="001e512f" fo:background-color="#1e1e1e"/>
    </style:style>
    <style:style style:name="P8" style:family="paragraph" style:parent-style-name="Standard">
      <style:paragraph-properties style:line-height-at-least="0.1583in"/>
    </style:style>
    <style:style style:name="P9" style:family="paragraph" style:parent-style-name="Standard">
      <style:text-properties officeooo:rsid="001aa0a5" officeooo:paragraph-rsid="001aa0a5"/>
    </style:style>
    <style:style style:name="P10" style:family="paragraph" style:parent-style-name="Standard">
      <style:text-properties officeooo:rsid="001c6486" officeooo:paragraph-rsid="001c6486"/>
    </style:style>
    <style:style style:name="P11" style:family="paragraph" style:parent-style-name="Standard">
      <style:text-properties officeooo:paragraph-rsid="001aa0a5"/>
    </style:style>
    <style:style style:name="P12" style:family="paragraph" style:parent-style-name="Standard">
      <style:text-properties officeooo:paragraph-rsid="001c6486"/>
    </style:style>
    <style:style style:name="P13" style:family="paragraph" style:parent-style-name="Standard">
      <style:text-properties officeooo:rsid="001e512f" officeooo:paragraph-rsid="001e512f"/>
    </style:style>
    <style:style style:name="P14" style:family="paragraph" style:parent-style-name="Standard">
      <style:paragraph-properties style:line-height-at-least="0.1583in"/>
      <style:text-properties fo:color="#6a9955" fo:background-color="#1e1e1e"/>
    </style:style>
    <style:style style:name="T1" style:family="text">
      <style:text-properties style:font-name="Consolas" fo:font-size="8.39999961853027pt" fo:font-weight="normal"/>
    </style:style>
    <style:style style:name="T2" style:family="text">
      <style:text-properties fo:color="#9cdcfe"/>
    </style:style>
    <style:style style:name="T3" style:family="text">
      <style:text-properties fo:color="#9cdcfe" style:font-name="Consolas" fo:font-size="8.39999961853027pt" fo:font-weight="normal"/>
    </style:style>
    <style:style style:name="T4" style:family="text">
      <style:text-properties fo:color="#4ec9b0" style:font-name="Consolas" fo:font-size="8.39999961853027pt" fo:font-weight="normal"/>
    </style:style>
    <style:style style:name="T5" style:family="text">
      <style:text-properties fo:color="#b5cea8"/>
    </style:style>
    <style:style style:name="T6" style:family="text">
      <style:text-properties fo:color="#b5cea8" style:font-name="Consolas" fo:font-size="8.39999961853027pt" fo:font-weight="normal"/>
    </style:style>
    <style:style style:name="T7" style:family="text">
      <style:text-properties officeooo:rsid="001aa0a5"/>
    </style:style>
    <style:style style:name="T8" style:family="text">
      <style:text-properties fo:color="#dcdcaa" style:font-name="Consolas" fo:font-size="8.39999961853027pt" fo:font-weight="normal"/>
    </style:style>
    <style:style style:name="T9" style:family="text">
      <style:text-properties officeooo:rsid="001c6486"/>
    </style:style>
    <style:style style:name="T10" style:family="text">
      <style:text-properties fo:color="#569cd6" style:font-name="Consolas" fo:font-size="8.39999961853027pt" fo:font-weight="normal"/>
    </style:style>
    <style:style style:name="T11" style:family="text">
      <style:text-properties fo:color="#c586c0" style:font-name="Consolas" fo:font-size="8.39999961853027pt" fo:font-weight="normal"/>
    </style:style>
    <style:style style:name="T12" style:family="text">
      <style:text-properties fo:color="#ce9178" style:font-name="Consolas" fo:font-size="8.39999961853027pt" fo:font-weight="normal"/>
    </style:style>
    <style:style style:name="T13" style:family="text">
      <style:text-properties officeooo:rsid="001e512f"/>
    </style:style>
    <style:style style:name="T14" style:family="text">
      <style:text-properties fo:color="#6a9955" style:font-name="Consolas" fo:font-size="8.39999961853027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eed command to be 0.1 meter per second linear x. zero rotation.</text:p>
      <text:p text:style-name="P1"/>
      <text:p text:style-name="P3"><text:span text:style-name="T1">      </text:span><text:span text:style-name="T3">wheel_front_left</text:span><text:span text:style-name="T1"> = (</text:span><text:span text:style-name="T3">cmd_vel_msg</text:span><text:span text:style-name="T1">.</text:span><text:span text:style-name="T3">linear</text:span><text:span text:style-name="T1">.</text:span><text:span text:style-name="T3">x</text:span><text:span text:style-name="T1"> -</text:span></text:p>
      <text:p text:style-name="P2">                          <text:span text:style-name="T3">cmd_vel_msg</text:span><text:span text:style-name="T1">.</text:span><text:span text:style-name="T3">angular</text:span><text:span text:style-name="T1">.</text:span><text:span text:style-name="T3">z</text:span><text:span text:style-name="T1"> * </text:span><text:span text:style-name="T4">util</text:span><text:span text:style-name="T1">::</text:span><text:span text:style-name="T3">WHEEL_SEP_WIDTH</text:span><text:span text:style-name="T1"> / </text:span><text:span text:style-name="T6">2.0</text:span><text:span text:style-name="T1">);</text:span></text:p>
      <text:p text:style-name="P2">      <text:span text:style-name="T3">wheel_front_left</text:span><text:span text:style-name="T1"> =</text:span></text:p>
      <text:p text:style-name="P2">          <text:span text:style-name="T4">util</text:span><text:span text:style-name="T1">::</text:span><text:span text:style-name="T8">convert_meters_per_sec_to_radians_per_sec</text:span><text:span text:style-name="T1">(</text:span><text:span text:style-name="T3">wheel_front_left</text:span><text:span text:style-name="T1">);</text:span></text:p>
      <text:p text:style-name="P3"><text:span text:style-name="T1"/></text:p>
      <text:p text:style-name="P10">(0.1 – 0*.092/2)</text:p>
      <text:p text:style-name="P11"><text:span text:style-name="T7">so wheel front left </text:span><text:span text:style-name="T9">= 0.1 meters per second</text:span></text:p>
      <text:p text:style-name="P9"/>
      <text:p text:style-name="P10">Convert.</text:p>
      <text:p text:style-name="P6">(<text:span text:style-name="T2">meters_per_sec</text:span> / <text:span text:style-name="T2">WHEEL_CIRCUMFERENCE</text:span> ) * <text:span text:style-name="T5">2</text:span> * M_PI ;</text:p>
      <text:p text:style-name="P10"/>
      <text:p text:style-name="P12"><text:span text:style-name="T9">0.1 / 0.150768 * 2 * pi</text:span></text:p>
      <text:p text:style-name="P10"/>
      <text:p text:style-name="P10"/>
      <text:p text:style-name="P12"><text:span text:style-name="T9">= 4.1666 radians per second ~ .66 rotations per second</text:span></text:p>
      <text:p text:style-name="P9"/>
      <text:p text:style-name="P10">to go to pwm:</text:p>
      <text:p text:style-name="P10"/>
      <text:p text:style-name="P4">  <text:span text:style-name="T10">float</text:span><text:span text:style-name="T1"> </text:span><text:span text:style-name="T3">scaled_wheel_pwm</text:span><text:span text:style-name="T1"> =</text:span></text:p>
      <text:p text:style-name="P2">      <text:span text:style-name="T3">MIN_PWM</text:span><text:span text:style-name="T1"> + </text:span><text:span text:style-name="T3">SLOPE_WHEEL_SPEED</text:span><text:span text:style-name="T1"> * (</text:span><text:span text:style-name="T4">std</text:span><text:span text:style-name="T1">::</text:span><text:span text:style-name="T8">abs</text:span><text:span text:style-name="T1">(</text:span><text:span text:style-name="T3">wheel_speed</text:span><text:span text:style-name="T1">) - </text:span><text:span text:style-name="T3">MIN_WHEEL_SPEED</text:span><text:span text:style-name="T1">);</text:span></text:p>
      <text:p text:style-name="P8"/>
      <text:p text:style-name="P2">  <text:span text:style-name="T11">if</text:span><text:span text:style-name="T1"> (</text:span><text:span text:style-name="T3">scaled_wheel_pwm</text:span><text:span text:style-name="T1"> &gt; </text:span><text:span text:style-name="T3">MAX_PWM</text:span><text:span text:style-name="T1">) {</text:span></text:p>
      <text:p text:style-name="P2">    <text:span text:style-name="T8">ROS_WARN</text:span><text:span text:style-name="T1">(</text:span><text:span text:style-name="T12">"Wheel commanded to </text:span><text:span text:style-name="T3">%f</text:span><text:span text:style-name="T12"> pwm, capping to the max of </text:span><text:span text:style-name="T3">%f</text:span><text:span text:style-name="T12">"</text:span><text:span text:style-name="T1">,</text:span></text:p>
      <text:p text:style-name="P2">             <text:span text:style-name="T3">scaled_wheel_pwm</text:span><text:span text:style-name="T1">, </text:span><text:span text:style-name="T3">MAX_PWM</text:span><text:span text:style-name="T1">);</text:span></text:p>
      <text:p text:style-name="P2">    <text:span text:style-name="T3">scaled_wheel_pwm</text:span><text:span text:style-name="T1"> = </text:span><text:span text:style-name="T3">MAX_PWM</text:span><text:span text:style-name="T1">;</text:span></text:p>
      <text:p text:style-name="P2">  <text:span text:style-name="T1">}</text:span></text:p>
      <text:p text:style-name="P8"/>
      <text:p text:style-name="P2">  <text:span text:style-name="T11">if</text:span><text:span text:style-name="T1"> (</text:span><text:span text:style-name="T3">wheel_speed</text:span><text:span text:style-name="T1"> &lt; </text:span><text:span text:style-name="T6">0</text:span><text:span text:style-name="T1">) {</text:span></text:p>
      <text:p text:style-name="P2">    <text:span text:style-name="T3">scaled_wheel_pwm</text:span><text:span text:style-name="T1"> *= -</text:span><text:span text:style-name="T6">1</text:span><text:span text:style-name="T1">;</text:span></text:p>
      <text:p text:style-name="P2">  <text:span text:style-name="T1">}</text:span></text:p>
      <text:p text:style-name="P10"/>
      <text:p text:style-name="P10">so <text:span text:style-name="T13">900 + (4000 – 900)/3 pi</text:span> <text:span text:style-name="T13">(</text:span>4.166 – <text:span text:style-name="T13">0) = 2270</text:span></text:p>
      <text:p text:style-name="P10"/>
      <text:p text:style-name="P10"/>
      <text:p text:style-name="P13">lets say wheel moved by 2 encoder ticks in .2 seconds</text:p>
      <text:p text:style-name="P13"/>
      <text:p text:style-name="P5">  <text:span text:style-name="T10">double</text:span><text:span text:style-name="T1"> </text:span><text:span text:style-name="T3">speedRadiansPerSec</text:span><text:span text:style-name="T1"> =</text:span></text:p>
      <text:p text:style-name="P2">      <text:span text:style-name="T3">changeEncoderCounts</text:span><text:span text:style-name="T1"> * </text:span><text:span text:style-name="T6">2</text:span><text:span text:style-name="T1"> * M_PI / </text:span><text:span text:style-name="T3">encTicksPerRotation_</text:span><text:span text:style-name="T1"> /</text:span></text:p>
      <text:p text:style-name="P2">      <text:span text:style-name="T3">elapsed_time_s</text:span><text:span text:style-name="T1">.</text:span><text:span text:style-name="T8">toSec</text:span><text:span text:style-name="T1">();</text:span><text:span text:style-name="T14">  // 2 pi radians is 20 encoder counts, so this</text:span></text:p>
      <text:p text:style-name="P14">                               <text:span text:style-name="T1">// will give us radians per second</text:span></text:p>
      <text:p text:style-name="P13"/>
      <text:p text:style-name="P13">so 2 * 2 * pi / 20 / .2 = 3.141 radians per second, which is half a rotation per second.</text:p>
      <text:p text:style-name="P13"/>
      <text:p text:style-name="P13">For odom:</text:p>
      <text:p text:style-name="P5">      <text:span text:style-name="T10">float</text:span><text:span text:style-name="T1"> </text:span><text:span text:style-name="T3">speed_radians_left</text:span><text:span text:style-name="T1"> = (</text:span><text:span text:style-name="T3">speed_front_left</text:span><text:span text:style-name="T1"> + </text:span><text:span text:style-name="T3">speed_back_left</text:span><text:span text:style-name="T1">) / </text:span><text:span text:style-name="T6">2</text:span><text:span text:style-name="T1">;</text:span></text:p>
      <text:p text:style-name="P2">      <text:span text:style-name="T10">float</text:span><text:span text:style-name="T1"> </text:span><text:span text:style-name="T3">speed_radians_right</text:span><text:span text:style-name="T1"> = (</text:span><text:span text:style-name="T3">speed_front_right</text:span><text:span text:style-name="T1"> + </text:span><text:span text:style-name="T3">speed_back_right</text:span><text:span text:style-name="T1">) / </text:span><text:span text:style-name="T6">2</text:span><text:span text:style-name="T1">;</text:span></text:p>
      <text:p text:style-name="P2">      <text:span text:style-name="T10">float</text:span><text:span text:style-name="T1"> </text:span><text:span text:style-name="T3">speed_meters_left</text:span><text:span text:style-name="T1"> =</text:span></text:p>
      <text:p text:style-name="P2">          <text:span text:style-name="T4">util</text:span><text:span text:style-name="T1">::</text:span><text:span text:style-name="T8">convert_radians_per_sec_to_meters_per_sec</text:span><text:span text:style-name="T1">(</text:span><text:span text:style-name="T3">speed_radians_left</text:span><text:span text:style-name="T1">);</text:span></text:p>
      <text:p text:style-name="P2"><text:soft-page-break/>      <text:span text:style-name="T10">float</text:span><text:span text:style-name="T1"> </text:span><text:span text:style-name="T3">speed_meters_right</text:span><text:span text:style-name="T1"> =</text:span></text:p>
      <text:p text:style-name="P2">          <text:span text:style-name="T4">util</text:span><text:span text:style-name="T1">::</text:span><text:span text:style-name="T8">convert_radians_per_sec_to_meters_per_sec</text:span><text:span text:style-name="T1">(</text:span><text:span text:style-name="T3">speed_radians_right</text:span><text:span text:style-name="T1">);</text:span></text:p>
      <text:p text:style-name="P2">      <text:span text:style-name="T3">velocities</text:span><text:span text:style-name="T1">.</text:span><text:span text:style-name="T3">vx</text:span><text:span text:style-name="T1"> = (</text:span><text:span text:style-name="T3">speed_meters_left</text:span><text:span text:style-name="T1"> + </text:span><text:span text:style-name="T3">speed_meters_right</text:span><text:span text:style-name="T1">) / </text:span><text:span text:style-name="T6">2</text:span><text:span text:style-name="T1">;</text:span></text:p>
      <text:p text:style-name="P2">      <text:span text:style-name="T3">velocities</text:span><text:span text:style-name="T1">.</text:span><text:span text:style-name="T3">vy</text:span><text:span text:style-name="T1"> = </text:span><text:span text:style-name="T6">0</text:span><text:span text:style-name="T1">;</text:span></text:p>
      <text:p text:style-name="P2">      <text:span text:style-name="T3">velocities</text:span><text:span text:style-name="T1">.</text:span><text:span text:style-name="T3">vth</text:span><text:span text:style-name="T1"> =</text:span></text:p>
      <text:p text:style-name="P2">          <text:span text:style-name="T1">(</text:span><text:span text:style-name="T3">speed_meters_right</text:span><text:span text:style-name="T1"> - </text:span><text:span text:style-name="T3">speed_meters_left</text:span><text:span text:style-name="T1">) / </text:span><text:span text:style-name="T4">util</text:span><text:span text:style-name="T1">::</text:span><text:span text:style-name="T3">WHEEL_SEP_WIDTH</text:span><text:span text:style-name="T1">;</text:span></text:p>
      <text:p text:style-name="P13"/>
      <text:p text:style-name="P13">we would get 3.141 convert to meters per second</text:p>
      <text:p text:style-name="P7">(<text:span text:style-name="T2">radians_per_sec</text:span>  / (<text:span text:style-name="T5">2</text:span> * M_PI)) * <text:span text:style-name="T2">WHEEL_CIRCUMFERENCE</text:span>;</text:p>
      <text:p text:style-name="P13"/>
      <text:p text:style-name="P13">3.141 / (2 * 3.141) * 0. <text:span text:style-name="T9">150768</text:span></text:p>
      <text:p text:style-name="P13">= 0.075384 meters per second</text:p>
      <text:p text:style-name="P13"/>
      <text:p text:style-name="P13">x velocity about equal to 0.075384 per second</text:p>
      <text:p text:style-name="P13"/>
      <text:p text:style-name="P13">and angular would be 0 her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16T14:16:11.882000000</meta:creation-date>
    <dc:date>2022-06-16T14:57:11.797000000</dc:date>
    <meta:editing-duration>PT9S</meta:editing-duration>
    <meta:editing-cycles>1</meta:editing-cycles>
    <meta:document-statistic meta:table-count="0" meta:image-count="0" meta:object-count="0" meta:page-count="2" meta:paragraph-count="46" meta:word-count="265" meta:character-count="2053" meta:non-whitespace-character-count="1623"/>
    <meta:generator>LibreOffice/6.4.7.2$Windows_X86_64 LibreOffice_project/639b8ac485750d5696d7590a72ef1b496725cfb5</meta:generator>
  </office:meta>
</office:document-meta>
</file>